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2f18"/>
    </style:style>
    <style:style style:name="P2" style:family="paragraph" style:parent-style-name="Standard">
      <style:text-properties officeooo:rsid="000f2f18" officeooo:paragraph-rsid="000f2f18"/>
    </style:style>
    <style:style style:name="T1" style:family="text">
      <style:text-properties officeooo:rsid="000f2f18"/>
    </style:style>
    <style:style style:name="T2" style:family="text">
      <style:text-properties officeooo:rsid="00111e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</text:span><text:span text:style-name="T2">6</text:span><text:span text:style-name="T1">/2/2024</text:span></text:p>
      <text:p text:style-name="P1">test model : chạy thử được model mẫu có sẵn </text:p>
      <text:p text:style-name="Standard">đang fix chương trình điều khiển từ bàn phím <text:span text:style-name="T1">( teleop )</text:span></text:p>
      <text:p text:style-name="Standard">thêm các file navigation slam_gmapping openslam_gmapping thành công</text:p>
      <text:p text:style-name="Standard"/>
      <text:p text:style-name="Standard">hướng dẫn chạy thử :</text:p>
      <text:p text:style-name="Standard">mở terminal </text:p>
      <text:p text:style-name="Standard">cd nơi muốn lưu file </text:p>
      <text:p text:style-name="Standard">git clone link</text:p>
      <text:p text:style-name="Standard">catkin_make </text:p>
      <text:p text:style-name="Standard">source devel/setup.bash</text:p>
      <text:p text:style-name="Standard">roslaunch carmodel_description <text:span text:style-name="T1">02-drive.launch </text:span></text:p>
      <text:p text:style-name="P2">( lúc này sẽ hiển thị model có sẵn )</text:p>
      <text:p text:style-name="P2">roslaunch carmodel_teleop carmodel_teleop_key,launch</text:p>
      <text:p text:style-name="P2">( đang sửa file python tại mục này 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7T14:27:23.029099052</meta:creation-date>
    <meta:generator>LibreOffice/6.4.7.2$Linux_X86_64 LibreOffice_project/40$Build-2</meta:generator>
    <dc:date>2024-02-27T14:36:13.838337808</dc:date>
    <meta:editing-duration>PT8M51S</meta:editing-duration>
    <meta:editing-cycles>2</meta:editing-cycles>
    <meta:document-statistic meta:table-count="0" meta:image-count="0" meta:object-count="0" meta:page-count="1" meta:paragraph-count="14" meta:word-count="74" meta:character-count="448" meta:non-whitespace-character-count="383"/>
  </office:meta>
</office:document-meta>
</file>